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393cm" fo:margin-left="2.604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3.387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41bea8" officeooo:paragraph-rsid="00106fd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41bea8" officeooo:paragraph-rsid="00106fd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0857" officeooo:paragraph-rsid="00106fd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06fd7" officeooo:paragraph-rsid="00106fd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37713" officeooo:paragraph-rsid="0013771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26e2a5" officeooo:paragraph-rsid="002c668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weight="bold" officeooo:rsid="00110857" officeooo:paragraph-rsid="00106fd7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110857" officeooo:paragraph-rsid="00106fd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06fd7" officeooo:paragraph-rsid="00106fd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0cba3" officeooo:paragraph-rsid="0010cba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1d4b0" officeooo:paragraph-rsid="0011d4b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27917" officeooo:paragraph-rsid="0012791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37713" officeooo:paragraph-rsid="0013771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148781" officeooo:paragraph-rsid="0014878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675a8" officeooo:paragraph-rsid="001675a8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77d3c" officeooo:paragraph-rsid="00177d3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194dca" officeooo:paragraph-rsid="00194dc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94dca" officeooo:paragraph-rsid="001e1cb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b30a9" officeooo:paragraph-rsid="001b30a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c355e" officeooo:paragraph-rsid="001cca8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c355e" officeooo:paragraph-rsid="001f566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c355e" officeooo:paragraph-rsid="00194dc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1e42e1" officeooo:paragraph-rsid="001e42e1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1f5665" officeooo:paragraph-rsid="001f566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weight="normal" officeooo:rsid="001f6fb9" officeooo:paragraph-rsid="001f6fb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237802" officeooo:paragraph-rsid="0023780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normal" officeooo:rsid="00237802" officeooo:paragraph-rsid="0013771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weight="normal" officeooo:rsid="00252cc5" officeooo:paragraph-rsid="00252cc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weight="normal" officeooo:rsid="002c668d" officeooo:paragraph-rsid="002c668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weight="normal" officeooo:rsid="0026e2a5" officeooo:paragraph-rsid="002c668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weight="normal" officeooo:rsid="00148781" officeooo:paragraph-rsid="00148781" fo:background-color="#b4c7d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weight="normal" officeooo:rsid="00177d3c" officeooo:paragraph-rsid="00177d3c" fo:background-color="#b4c7d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weight="normal" officeooo:rsid="00259f9c" officeooo:paragraph-rsid="00259f9c" fo:background-color="#d4ea6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weight="normal" officeooo:rsid="00252cc5" officeooo:paragraph-rsid="001675a8" fo:background-color="#d4ea6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weight="normal" officeooo:rsid="002d67df" officeooo:paragraph-rsid="002d67df" fo:background-color="#d4ea6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weight="normal" officeooo:rsid="001675a8" officeooo:paragraph-rsid="00148781" fo:background-color="#ffff0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1675a8"/>
    </style:style>
    <style:style style:name="P38" style:family="paragraph" style:parent-style-name="Standard">
      <style:paragraph-properties fo:text-align="start" style:justify-single-word="false"/>
      <style:text-properties officeooo:rsid="00252cc5" officeooo:paragraph-rsid="00252cc5"/>
    </style:style>
    <style:style style:name="P39" style:family="paragraph" style:parent-style-name="Standard">
      <style:paragraph-properties fo:text-align="start" style:justify-single-word="false" fo:break-before="page"/>
      <style:text-properties style:font-name="Arial" fo:font-weight="bold" officeooo:rsid="00127917" officeooo:paragraph-rsid="00127917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" fo:font-weight="bold" officeooo:rsid="00137713" officeooo:paragraph-rsid="00137713" style:font-weight-asian="bold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style:font-name="Arial" fo:font-weight="bold" officeooo:rsid="001b30a9" officeooo:paragraph-rsid="001b30a9" style:font-weight-asian="bold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Arial" fo:font-weight="normal" officeooo:rsid="002c668d" officeooo:paragraph-rsid="002c668d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officeooo:rsid="0021fa4b" officeooo:paragraph-rsid="0021fa4b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3pt" fo:font-weight="bold" officeooo:rsid="0021fa4b" officeooo:paragraph-rsid="0021fa4b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weight="normal" officeooo:rsid="0010cba3" officeooo:paragraph-rsid="0010cba3" style:font-weight-asian="normal" style:font-weight-complex="normal"/>
    </style:style>
    <style:style style:name="P46" style:family="paragraph">
      <style:paragraph-properties fo:text-align="center" style:writing-mode="lr-tb"/>
    </style:style>
    <style:style style:name="P47" style:family="paragraph">
      <loext:graphic-properties draw:fill="solid" draw:fill-color="#ffffff" draw:opacity="50%"/>
      <style:paragraph-properties fo:text-align="center" style:writing-mode="lr-tb"/>
    </style:style>
    <style:style style:name="P48" style:family="paragraph">
      <style:paragraph-properties fo:text-align="center"/>
    </style:style>
    <style:style style:name="T1" style:family="text">
      <style:text-properties officeooo:rsid="00129e1b"/>
    </style:style>
    <style:style style:name="T2" style:family="text">
      <style:text-properties officeooo:rsid="0010cba3"/>
    </style:style>
    <style:style style:name="T3" style:family="text">
      <style:text-properties officeooo:rsid="0011d4b0"/>
    </style:style>
    <style:style style:name="T4" style:family="text">
      <style:text-properties officeooo:rsid="001675a8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b4c7dc" loext:char-shading-value="0"/>
    </style:style>
    <style:style style:name="T7" style:family="text">
      <style:text-properties fo:background-color="#d4ea6b" loext:char-shading-value="0"/>
    </style:style>
    <style:style style:name="T8" style:family="text">
      <style:text-properties officeooo:rsid="00259f9c" fo:background-color="#d4ea6b" loext:char-shading-value="0"/>
    </style:style>
    <style:style style:name="T9" style:family="text">
      <style:text-properties officeooo:rsid="00277926" fo:background-color="#d4ea6b" loext:char-shading-value="0"/>
    </style:style>
    <style:style style:name="T10" style:family="text">
      <style:text-properties style:font-name="Arial" fo:font-weight="normal" fo:background-color="#d4ea6b" loext:char-shading-value="0" style:font-weight-asian="normal" style:font-weight-complex="normal"/>
    </style:style>
    <style:style style:name="T11" style:family="text">
      <style:text-properties style:font-name="Arial" fo:font-weight="normal" officeooo:rsid="001675a8" fo:background-color="#d4ea6b" loext:char-shading-value="0" style:font-weight-asian="normal" style:font-weight-complex="normal"/>
    </style:style>
    <style:style style:name="T12" style:family="text">
      <style:text-properties style:font-name="Arial" fo:font-weight="normal" officeooo:rsid="00194dca" fo:background-color="#d4ea6b" loext:char-shading-value="0" style:font-weight-asian="normal" style:font-weight-complex="normal"/>
    </style:style>
    <style:style style:name="T13" style:family="text">
      <style:text-properties style:font-name="Arial" fo:font-weight="normal" officeooo:rsid="00252cc5" fo:background-color="#d4ea6b" loext:char-shading-value="0" style:font-weight-asian="normal" style:font-weight-complex="normal"/>
    </style:style>
    <style:style style:name="T14" style:family="text">
      <style:text-properties style:font-name="Arial" fo:font-weight="normal" fo:background-color="#ffff00" loext:char-shading-value="0" style:font-weight-asian="normal" style:font-weight-complex="normal"/>
    </style:style>
    <style:style style:name="T15" style:family="text">
      <style:text-properties style:font-name="Arial" fo:font-weight="normal" officeooo:rsid="00259f9c" fo:background-color="#ffff00" loext:char-shading-value="0" style:font-weight-asian="normal" style:font-weight-complex="normal"/>
    </style:style>
    <style:style style:name="T16" style:family="text">
      <style:text-properties style:font-name="Arial" fo:font-weight="normal" officeooo:rsid="002d67df" fo:background-color="#b4c7dc" loext:char-shading-value="0" style:font-weight-asian="normal" style:font-weight-complex="normal"/>
    </style:style>
    <style:style style:name="T17" style:family="text">
      <style:text-properties style:font-name="Arial" fo:font-weight="normal" officeooo:rsid="002c668d" fo:background-color="#b4c7dc" loext:char-shading-value="0" style:font-weight-asian="normal" style:font-weight-complex="normal"/>
    </style:style>
    <style:style style:name="T18" style:family="text">
      <style:text-properties style:font-name="Arial" fo:font-weight="normal" officeooo:rsid="001675a8" fo:background-color="#b4c7dc" loext:char-shading-value="0" style:font-weight-asian="normal" style:font-weight-complex="normal"/>
    </style:style>
    <style:style style:name="T19" style:family="text">
      <style:text-properties officeooo:rsid="001c355e"/>
    </style:style>
    <style:style style:name="T20" style:family="text">
      <style:text-properties officeooo:rsid="001e1cba"/>
    </style:style>
    <style:style style:name="T21" style:family="text">
      <style:text-properties officeooo:rsid="0020b974"/>
    </style:style>
    <style:style style:name="T22" style:family="text">
      <style:text-properties officeooo:rsid="002163f7"/>
    </style:style>
    <style:style style:name="T23" style:family="text">
      <style:text-properties officeooo:rsid="0021fa4b"/>
    </style:style>
    <style:style style:name="T24" style:family="text">
      <style:text-properties officeooo:rsid="00237802"/>
    </style:style>
    <style:style style:name="T25" style:family="text">
      <style:text-properties officeooo:rsid="00252cc5"/>
    </style:style>
    <style:style style:name="T26" style:family="text">
      <style:text-properties officeooo:rsid="00259f9c"/>
    </style:style>
    <style:style style:name="T27" style:family="text">
      <style:text-properties officeooo:rsid="0026e3d7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cf0a" style:font-weight-asian="normal" style:font-weight-complex="normal"/>
    </style:style>
    <style:style style:name="T30" style:family="text">
      <style:text-properties fo:font-weight="normal" officeooo:rsid="002d3ac9" style:font-weight-asian="normal" style:font-weight-complex="normal"/>
    </style:style>
    <style:style style:name="T31" style:family="text">
      <style:text-properties fo:font-weight="normal" officeooo:rsid="002d67df" style:font-weight-asian="normal" style:font-weight-complex="normal"/>
    </style:style>
    <style:style style:name="T32" style:family="text">
      <style:text-properties fo:font-weight="normal" officeooo:rsid="002f85d4" style:font-weight-asian="normal" style:font-weight-complex="normal"/>
    </style:style>
    <style:style style:name="T33" style:family="text">
      <style:text-properties officeooo:rsid="002d67df"/>
    </style:style>
    <style:style style:name="T34" style:family="text">
      <style:text-properties fo:background-color="#e8f2a1" loext:char-shading-value="0"/>
    </style:style>
    <style:style style:name="T35" style:family="text">
      <style:text-properties officeooo:rsid="002dd277"/>
    </style:style>
    <style:style style:name="T36" style:family="text">
      <style:text-properties officeooo:rsid="002f85d4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opacity="50%" draw:textarea-horizontal-align="justify" draw:textarea-vertical-align="middle" draw:auto-grow-height="false" fo:min-height="2.09cm" fo:min-width="5.689cm" draw:shadow-opacity="50%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opacity="50%" draw:textarea-horizontal-align="justify" draw:textarea-vertical-align="middle" draw:auto-grow-height="false" fo:min-height="1.577cm" fo:min-width="4.47cm" draw:shadow-opacity="50%" style:run-through="foreground"/>
      <style:paragraph-properties style:writing-mode="lr-tb"/>
    </style:style>
    <style:style style:name="gr4" style:family="graphic">
      <style:graphic-properties svg:stroke-color="#000000"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1 Fall CPSC 240-<text:span text:style-name="T22">3</text:span></text:p>
      <text:p text:style-name="P8">Midterm <text:span text:style-name="T21">Programming</text:span> Test #1</text:p>
      <text:p text:style-name="P3"><text:span text:style-name="T23">30</text:span> Sept 2021: <text:span text:style-name="T1">1</text:span><text:span text:style-name="T23">1</text:span>:<text:span text:style-name="T23">3</text:span>0<text:span text:style-name="T23">a</text:span>m – <text:span text:style-name="T23">3</text:span>:<text:span text:style-name="T23">2</text:span><text:span text:style-name="T19">9</text:span>pm</text:p>
      <text:p text:style-name="P1">Take Home Test</text:p>
      <text:p text:style-name="P2"/>
      <text:p text:style-name="P6"><text:span text:style-name="T33">It is a gift</text:span>: <text:s/><text:span text:style-name="T28">The standard time for this test is </text:span><text:span text:style-name="T31">11</text:span><text:span text:style-name="T28">:30</text:span><text:span text:style-name="T31">a</text:span><text:span text:style-name="T28">m to </text:span><text:span text:style-name="T31">2</text:span><text:span text:style-name="T28">:30pm. <text:s/>The extra time is added as a free gift for those few who feel stress</text:span><text:span text:style-name="T30">ed while</text:span><text:span text:style-name="T28"> programming in a timed environment. <text:s/>It is not mandatory that you continue be</text:span><text:span text:style-name="T29">yond</text:span><text:span text:style-name="T28"> </text:span><text:span text:style-name="T31">2</text:span><text:span text:style-name="T28">:30</text:span><text:span text:style-name="T31">pm</text:span><text:span text:style-name="T28">. <text:s/>It is all voluntary. <text:s/></text:span><text:span text:style-name="T31">No one is required to stay at his or her computer until </text:span><text:span text:style-name="T32">3</text:span><text:span text:style-name="T31">:29pm.</text:span></text:p>
      <text:p text:style-name="P30"/>
      <text:p text:style-name="P2"/>
      <text:p text:style-name="P4">Read me</text:p>
      <text:p text:style-name="P9"/>
      <text:p text:style-name="P9">Create a program that meets the specifications on the next page.</text:p>
      <text:p text:style-name="P9"/>
      <text:p text:style-name="P9"/>
      <text:p text:style-name="P4">Source code requirements</text:p>
      <text:p text:style-name="P9"/>
      <text:p text:style-name="P9">The professional style of organizing source files is not required.</text:p>
      <text:p text:style-name="P9"/>
      <text:p text:style-name="P9">You must place th<text:span text:style-name="T27">ese four ID comments</text:span> in each <text:span text:style-name="T2">submitted </text:span>file:</text:p>
      <text:p text:style-name="P9"/>
      <text:p text:style-name="P9"><text:tab/>Student name</text:p>
      <text:p text:style-name="P9"><text:tab/><text:span text:style-name="T2">CPSC240-xx<text:tab/><text:tab/>where xx is </text:span><text:span text:style-name="T3">your</text:span><text:span text:style-name="T2"> section number</text:span></text:p>
      <text:p text:style-name="P9"><text:tab/><text:span text:style-name="T2">Your email address</text:span></text:p>
      <text:p text:style-name="P9"><text:tab/><text:span text:style-name="T2">Program name<text:tab/>You creat</text:span><text:span text:style-name="T3">e a name</text:span><text:span text:style-name="T2"> like “Electricity” </text:span><text:span text:style-name="T3">or something nicer.</text:span></text:p>
      <text:p text:style-name="P9"/>
      <text:p text:style-name="P9"/>
      <text:p text:style-name="P10">Inside the assembly file these are the requirements</text:p>
      <text:p text:style-name="P10"/>
      <text:p text:style-name="P10"><text:tab/>Show the block structure with descriptive header for each block</text:p>
      <text:p text:style-name="P10"><text:tab/>Back up pushes are required</text:p>
      <text:p text:style-name="P10"><text:tab/>Restore pops are required</text:p>
      <text:p text:style-name="P10"><text:tab/>Line-by-line comment<text:span text:style-name="T3">s</text:span> may be omitted.</text:p>
      <text:p text:style-name="P10"/>
      <text:p text:style-name="P10"/>
      <text:p text:style-name="P18">Near <text:span text:style-name="T36">3</text:span><text:span text:style-name="T33">:</text:span><text:span text:style-name="T23">2</text:span>5pm you need to save your files. <text:s/>Send me three files as attachments: faraday.ccc, ohm.asm, and r.sh <text:s text:c="2"/><text:span text:style-name="T20">Submissions with time stamp after </text:span><text:span text:style-name="T36">3</text:span><text:span text:style-name="T23">:2</text:span><text:span text:style-name="T20">9 will be deleted. <text:s/>Submitted files must be readable using a text file editor. <text:s/>No jpeg, no png, no gif, no wav, no bmp, no flac, no svg.</text:span></text:p>
      <text:p text:style-name="P18"/>
      <text:p text:style-name="P18"/>
      <text:p text:style-name="P18">There is no gdb in this program. <text:s/><text:span text:style-name="T33">We’ll deal with that in a future midterm.</text:span></text:p>
      <text:p text:style-name="P17"/>
      <text:p text:style-name="P10"/>
      <text:p text:style-name="P11">When you are finished send me your source files along with the bash file to the usual address: <text:s/>holliday@fullerton.edu</text:p>
      <text:p text:style-name="P39">Description</text:p>
      <text:p text:style-name="P12"/>
      <text:p text:style-name="P12">Imagine you’re in a science lab where <text:span text:style-name="T23">scientists</text:span> are running experiments using electricity in different circuit configurations.</text:p>
      <text:p text:style-name="P12"/>
      <text:p text:style-name="P12">You are there because the chief administrator of the lab has asked for software that will compute <text:span text:style-name="T23">work performed by electric machines.</text:span></text:p>
      <text:p text:style-name="P12"/>
      <text:p text:style-name="P12">This lab encourages open notes because the chief does not want <text:span text:style-name="T23">anyone to mistakenly use erroneous data in this lab. <text:s/></text:span><text:s/>to use the wrong formula accidentally. <text:s/>Online you <text:span text:style-name="T23">easily discover the following information.</text:span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74814642192">
          <table:table-cell table:style-name="Table1.A1" office:value-type="string">
            <text:p text:style-name="P44">Quantity</text:p>
          </table:table-cell>
          <table:table-cell table:style-name="Table1.A1" office:value-type="string">
            <text:p text:style-name="P44">Symbol</text:p>
          </table:table-cell>
          <table:table-cell table:style-name="Table1.A1" office:value-type="string">
            <text:p text:style-name="P44">Unit</text:p>
          </table:table-cell>
        </table:table-row>
        <table:table-row table:style-name="TableLine94074868933888">
          <table:table-cell table:style-name="Table1.A1" office:value-type="string">
            <text:p text:style-name="P43">Power</text:p>
          </table:table-cell>
          <table:table-cell table:style-name="Table1.A1" office:value-type="string">
            <text:p text:style-name="P43">P</text:p>
          </table:table-cell>
          <table:table-cell table:style-name="Table1.A1" office:value-type="string">
            <text:p text:style-name="P43">Watt</text:p>
          </table:table-cell>
        </table:table-row>
        <table:table-row table:style-name="TableLine94074762295888">
          <table:table-cell table:style-name="Table1.A1" office:value-type="string">
            <text:p text:style-name="P43">Voltage</text:p>
          </table:table-cell>
          <table:table-cell table:style-name="Table1.A1" office:value-type="string">
            <text:p text:style-name="P43">V</text:p>
          </table:table-cell>
          <table:table-cell table:style-name="Table1.A1" office:value-type="string">
            <text:p text:style-name="P43">Volt</text:p>
          </table:table-cell>
        </table:table-row>
        <table:table-row table:style-name="TableLine94074824965632">
          <table:table-cell table:style-name="Table1.A1" office:value-type="string">
            <text:p text:style-name="P43">Current</text:p>
          </table:table-cell>
          <table:table-cell table:style-name="Table1.A1" office:value-type="string">
            <text:p text:style-name="P43">I</text:p>
          </table:table-cell>
          <table:table-cell table:style-name="Table1.A1" office:value-type="string">
            <text:p text:style-name="P43">Amp</text:p>
          </table:table-cell>
        </table:table-row>
        <table:table-row table:style-name="TableLine94074866240544">
          <table:table-cell table:style-name="Table1.A1" office:value-type="string">
            <text:p text:style-name="P43">Resistance</text:p>
          </table:table-cell>
          <table:table-cell table:style-name="Table1.A1" office:value-type="string">
            <text:p text:style-name="P43">R</text:p>
          </table:table-cell>
          <table:table-cell table:style-name="Table1.A1" office:value-type="string">
            <text:p text:style-name="P43">Ohm</text:p>
          </table:table-cell>
        </table:table-row>
        <table:table-row table:style-name="TableLine94074822131040">
          <table:table-cell table:style-name="Table1.A1" office:value-type="string">
            <text:p text:style-name="P43">Time</text:p>
          </table:table-cell>
          <table:table-cell table:style-name="Table1.A1" office:value-type="string">
            <text:p text:style-name="P43">T</text:p>
          </table:table-cell>
          <table:table-cell table:style-name="Table1.A1" office:value-type="string">
            <text:p text:style-name="P43">Second</text:p>
          </table:table-cell>
        </table:table-row>
        <table:table-row table:style-name="TableLine94074815017168">
          <table:table-cell table:style-name="Table1.A1" office:value-type="string">
            <text:p text:style-name="P43">Wor<text:span text:style-name="T24">k</text:span></text:p>
          </table:table-cell>
          <table:table-cell table:style-name="Table1.A1" office:value-type="string">
            <text:p text:style-name="P43">W</text:p>
          </table:table-cell>
          <table:table-cell table:style-name="Table1.A1" office:value-type="string">
            <text:p text:style-name="P43">Joules</text:p>
          </table:table-cell>
        </table:table-row>
      </table:table>
      <text:p text:style-name="P12"/>
      <text:p text:style-name="P26">Online you found some basic equations of electricity.</text:p>
      <text:p text:style-name="P26"/>
      <text:p text:style-name="P26"><text:tab/>W <text:s/>= <text:s/>P x T</text:p>
      <text:p text:style-name="P26"><text:tab/>V <text:s text:c="2"/>= <text:s/>I x R</text:p>
      <text:p text:style-name="P26"><text:tab/>P <text:s text:c="2"/>= <text:s/>V x I</text:p>
      <text:p text:style-name="P12"/>
      <text:p text:style-name="P26">Your job is to make a program that will <text:span text:style-name="T26">compute </text:span>the <text:span text:style-name="T26">value</text:span> of W from inputs T, I, and V.</text:p>
      <text:p text:style-name="P12"/>
      <text:p text:style-name="P12"/>
      <text:p text:style-name="P5"><draw:g text:anchor-type="paragraph" draw:z-index="0" draw:name="Shape1" draw:style-name="gr1"><draw:custom-shape draw:name="Shape1" draw:style-name="gr2" draw:text-style-name="P47" svg:width="5.689cm" svg:height="2.091cm" svg:x="4.932cm" svg:y="0.131cm"><text:p text:style-name="P46">ampere.ccc</text:p><draw:enhanced-geometry svg:viewBox="0 0 21600 21600" draw:type="rectangle" draw:enhanced-path="M 0 0 L 21600 0 21600 21600 0 21600 0 0 Z N"/></draw:custom-shape><draw:custom-shape draw:name="Shape1_1" draw:style-name="gr2" draw:text-style-name="P47" svg:width="5.689cm" svg:height="2.091cm" svg:x="4.932cm" svg:y="4.026cm"><text:p text:style-name="P46">faraday.asm</text:p><draw:enhanced-geometry svg:viewBox="0 0 21600 21600" draw:type="rectangle" draw:enhanced-path="M 0 0 L 21600 0 21600 21600 0 21600 0 0 Z N"/></draw:custom-shape><draw:custom-shape draw:name="Shape1_2" draw:style-name="gr3" draw:text-style-name="P47" svg:width="4.47cm" svg:height="1.578cm" svg:x="11.917cm" svg:y="1.507cm"><text:p text:style-name="P46">r.sh</text:p><draw:enhanced-geometry svg:viewBox="0 0 21600 21600" draw:type="rectangle" draw:enhanced-path="M 0 0 L 21600 0 21600 21600 0 21600 0 0 Z N"/></draw:custom-shape><draw:line draw:name="Shape2" draw:style-name="gr4" draw:text-style-name="P48" svg:x1="7.71cm" svg:y1="2.221cm" svg:x2="7.816cm" svg:y2="4.025cm"><text:p/></draw:line></draw:g>System diagram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>The use of gdb was postponed until next midterm.</text:p>
      <text:p text:style-name="P13"/>
      <text:p text:style-name="P20">You may choose to make the <text:span text:style-name="T24">ampere</text:span> file in either C++ or C language.</text:p>
      <text:p text:style-name="P20"/>
      <text:p text:style-name="P40">Sample dialog.</text:p>
      <text:p text:style-name="P13"/>
      <text:p text:style-name="P13"/>
      <text:p text:style-name="P31">Welcome to <text:span text:style-name="T25">the </text:span>High Voltage <text:span text:style-name="T25">Software System</text:span> <text:span text:style-name="T4">by Heinrick Hertz</text:span></text:p>
      <text:p text:style-name="P14"/>
      <text:p text:style-name="P37"><text:span text:style-name="T11">This program will help </text:span><text:span text:style-name="T12">discover your </text:span><text:span text:style-name="T13">work.</text:span></text:p>
      <text:p text:style-name="P34"/>
      <text:p text:style-name="P38"><text:span text:style-name="T13">P</text:span><text:span text:style-name="T10">lease enter the voltage applied to your electric device: </text:span><text:span text:style-name="T14">120.</text:span><text:span text:style-name="T15">0</text:span></text:p>
      <text:p text:style-name="P14"/>
      <text:p text:style-name="P28"><text:span text:style-name="T7">Please enter the electric resistance found in your device:</text:span> <text:span text:style-name="T5">6.5</text:span></text:p>
      <text:p text:style-name="P28"/>
      <text:p text:style-name="P28"><text:span text:style-name="T7">Please enter the time in seco</text:span><text:span text:style-name="T9">n</text:span><text:span text:style-name="T7">d</text:span><text:span text:style-name="T8">s</text:span><text:span text:style-name="T7"> when your electric device was running:</text:span> <text:span text:style-name="T5">14.6</text:span></text:p>
      <text:p text:style-name="P28"/>
      <text:p text:style-name="P28"><text:span text:style-name="T7">What is your last name?</text:span> <text:s/><text:span text:style-name="T5">Heisenburg II</text:span></text:p>
      <text:p text:style-name="P28"/>
      <text:p text:style-name="P28"><text:span text:style-name="T7">What is your title?</text:span> <text:s/><text:span text:style-name="T5">Grand Sultan</text:span></text:p>
      <text:p text:style-name="P28"/>
      <text:p text:style-name="P33">Thank you Grand Sultan. <text:s/>The work performed by your device was 32344.6153846153 joules.</text:p>
      <text:p text:style-name="P36"/>
      <text:p text:style-name="P35">Good-bye Grand Sultan Heisenburg II.</text:p>
      <text:p text:style-name="P15"/>
      <text:p text:style-name="P37"><text:span text:style-name="T16">Thank you for your number 32344.6153846153.</text:span><text:span text:style-name="T17"> <text:s/></text:span><text:span text:style-name="T18"><text:s text:c="2"/>Have a nice research party.</text:span></text:p>
      <text:p text:style-name="P15"/>
      <text:p text:style-name="P32">Zero is returned to the operating system.</text:p>
      <text:p text:style-name="P16"/>
      <text:p text:style-name="P16"/>
      <text:p text:style-name="P16">Color codes</text:p>
      <text:p text:style-name="P16"/>
      <text:p text:style-name="P16"><text:span text:style-name="T5">Yellow</text:span>: <text:s/>Input from the keyboard</text:p>
      <text:p text:style-name="P16"/>
      <text:p text:style-name="P16"><text:span text:style-name="T6">Blue</text:span>: <text:s/>Output from the driver</text:p>
      <text:p text:style-name="P16"/>
      <text:p text:style-name="P16"><text:span text:style-name="T7">Green</text:span>: <text:s/>Output from the assembly module</text:p>
      <text:p text:style-name="P16"/>
      <text:p text:style-name="P16"/>
      <text:p text:style-name="P21">Replace Mr Hertz’s name with your own name.</text:p>
      <text:p text:style-name="P16"/>
      <text:p text:style-name="P25">Show a lot of digits of precision in your numeric output.</text:p>
      <text:p text:style-name="P17"/>
      <text:p text:style-name="P24">Suggestion: It might be useful to solve for <text:span text:style-name="T27">W</text:span> in terms of the <text:span text:style-name="T27">inputs.</text:span></text:p>
      <text:p text:style-name="P22"/>
      <text:p text:style-name="P22"/>
      <text:p text:style-name="P22"/>
      <text:p text:style-name="P29"/>
      <text:p text:style-name="P42"><text:span text:style-name="T34">Updated 2:00pm</text:span>. <text:s/>A vigilant student sent me email pointing out that the original version of this document asked for two data items to be returned to the driver. <text:s/>That is not possible using common programming techniques. <text:s/>It is too late to inform everyone. <text:s/>A few students have already submitted this program.</text:p>
      <text:p text:style-name="P29"/>
      <text:p text:style-name="P29">Therefore, your program will not lose points if it simply return <text:span text:style-name="T5">any</text:span> data to the driver and the driver outputs that data. <text:s/>Examples, </text:p>
      <text:p text:style-name="P29"/>
      <text:p text:style-name="P29">the asm module may return the computed number “32344.6153846153”</text:p>
      <text:p text:style-name="P29"/>
      <text:p text:style-name="P29">the asm module may return the title string “Grand Sultan”</text:p>
      <text:p text:style-name="P29"/>
      <text:p text:style-name="P29">the asm module may return the last name “Heisenburg <text:span text:style-name="T33">II</text:span>”</text:p>
      <text:p text:style-name="P41">When you’re done.</text:p>
      <text:p text:style-name="P19"/>
      <text:p text:style-name="P19">Go back and place the ID comments in the three files</text:p>
      <text:p text:style-name="P19"/>
      <text:p text:style-name="P19">Place comments, one per block, in the asm file.</text:p>
      <text:p text:style-name="P19"/>
      <text:p text:style-name="P19">Make sure it runs in a Linux environment.</text:p>
      <text:p text:style-name="P19"/>
      <text:p text:style-name="P19">Make sure there are no pdf files involved.</text:p>
      <text:p text:style-name="P19"/>
      <text:p text:style-name="P19">Send me the set of 3 files as attachments to an email sent to holliday@fullerton.edu</text:p>
      <text:p text:style-name="P19"/>
      <text:p text:style-name="P23">Last minute for submission: <text:span text:style-name="T35">3</text:span>:<text:span text:style-name="T35">2</text:span>9pm</text:p>
      <text:p text:style-name="P19"/>
      <text:p text:style-name="P19">You’re do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image-count="0" meta:object-count="0" meta:page-count="5" meta:paragraph-count="87" meta:word-count="732" meta:character-count="4197" meta:non-whitespace-character-count="3501"/>
  </office:meta>
</office:document-meta>
</file>